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0cba3" officeooo:paragraph-rsid="0010cba3"/>
    </style:style>
    <style:style style:name="P2" style:family="paragraph" style:parent-style-name="Standard">
      <style:text-properties officeooo:rsid="001243dd" officeooo:paragraph-rsid="001243dd"/>
    </style:style>
    <style:style style:name="P3" style:family="paragraph" style:parent-style-name="Standard">
      <style:text-properties officeooo:rsid="00152bd3" officeooo:paragraph-rsid="00152bd3"/>
    </style:style>
    <style:style style:name="P4" style:family="paragraph" style:parent-style-name="Standard">
      <style:text-properties officeooo:rsid="00180ca2" officeooo:paragraph-rsid="00180ca2"/>
    </style:style>
    <style:style style:name="P5" style:family="paragraph" style:parent-style-name="Standard">
      <style:text-properties officeooo:rsid="00188b64" officeooo:paragraph-rsid="00188b64"/>
    </style:style>
    <style:style style:name="P6" style:family="paragraph" style:parent-style-name="Standard">
      <style:text-properties officeooo:rsid="001b25b2" officeooo:paragraph-rsid="001b25b2"/>
    </style:style>
    <style:style style:name="P7" style:family="paragraph" style:parent-style-name="Standard">
      <style:text-properties officeooo:rsid="001cde8f" officeooo:paragraph-rsid="001cde8f"/>
    </style:style>
    <style:style style:name="P8" style:family="paragraph" style:parent-style-name="Standard">
      <style:text-properties officeooo:rsid="0010cba3" officeooo:paragraph-rsid="0010cba3"/>
    </style:style>
    <style:style style:name="P9" style:family="paragraph" style:parent-style-name="Standard">
      <style:text-properties officeooo:rsid="001f1c89" officeooo:paragraph-rsid="001f1c89"/>
    </style:style>
    <style:style style:name="P10" style:family="paragraph" style:parent-style-name="Standard">
      <style:text-properties fo:font-weight="bold" officeooo:rsid="001cde8f" officeooo:paragraph-rsid="001cde8f" style:font-weight-asian="bold" style:font-weight-complex="bold"/>
    </style:style>
    <style:style style:name="P11" style:family="paragraph" style:parent-style-name="Standard">
      <style:text-properties fo:font-weight="bold" officeooo:rsid="001f1c89" officeooo:paragraph-rsid="001f1c89" style:font-weight-asian="bold" style:font-weight-complex="bold"/>
    </style:style>
    <style:style style:name="P12" style:family="paragraph" style:parent-style-name="Standard">
      <style:text-properties fo:font-weight="normal" officeooo:rsid="001f1c89" officeooo:paragraph-rsid="001f1c89" style:font-weight-asian="normal" style:font-weight-complex="normal"/>
    </style:style>
    <style:style style:name="P13" style:family="paragraph" style:parent-style-name="Standard">
      <style:text-properties fo:font-size="12pt" fo:font-weight="bold" officeooo:rsid="001f1c89" officeooo:paragraph-rsid="001f1c89" style:font-size-asian="12pt" style:font-weight-asian="bold" style:font-size-complex="12pt" style:font-weight-complex="bold"/>
    </style:style>
    <style:style style:name="T1" style:family="text">
      <style:text-properties officeooo:rsid="001243dd"/>
    </style:style>
    <style:style style:name="T2" style:family="text">
      <style:text-properties officeooo:rsid="00152bd3"/>
    </style:style>
    <style:style style:name="T3" style:family="text">
      <style:text-properties officeooo:rsid="0017071b"/>
    </style:style>
    <style:style style:name="T4" style:family="text">
      <style:text-properties officeooo:rsid="00188b64"/>
    </style:style>
    <style:style style:name="T5" style:family="text">
      <style:text-properties officeooo:rsid="0018d01e"/>
    </style:style>
    <style:style style:name="T6" style:family="text">
      <style:text-properties style:text-position="super 58%"/>
    </style:style>
    <style:style style:name="T7" style:family="text">
      <style:text-properties style:text-position="0% 100%"/>
    </style:style>
    <style:style style:name="T8" style:family="text">
      <style:text-properties officeooo:rsid="001e4e9a"/>
    </style:style>
    <style:style style:name="T9" style:family="text">
      <style:text-properties fo:font-weight="bold" style:font-weight-asian="bold" style:font-weight-complex="bold"/>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officeooo:rsid="001f78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tt Buland</text:p>
      <text:p text:style-name="P7">February 4<text:span text:style-name="T6">th</text:span>, 2014</text:p>
      <text:p text:style-name="P7">Time: 6.<text:span text:style-name="T12">5</text:span> hrs – <text:span text:style-name="T12">though some of it was random experimenting</text:span></text:p>
      <text:p text:style-name="P7"/>
      <text:p text:style-name="P1"><text:span text:style-name="T11">1. </text:span>You can't segfault. There's no OS to detect it.</text:p>
      <text:p text:style-name="P9">void setup()</text:p>
      <text:p text:style-name="P9">{</text:p>
      <text:p text:style-name="P9"><text:s text:c="3"/>pinMode(13, OUTPUT);</text:p>
      <text:p text:style-name="P9"><text:s text:c="3"/>Serial.begin(57600);</text:p>
      <text:p text:style-name="P9">}</text:p>
      <text:p text:style-name="P9"/>
      <text:p text:style-name="P9"/>
      <text:p text:style-name="P9">void loop()</text:p>
      <text:p text:style-name="P9">{</text:p>
      <text:p text:style-name="P9"><text:tab/>byte* b = NULL;</text:p>
      <text:p text:style-name="P9"><text:tab/>Serial.println(*b);</text:p>
      <text:p text:style-name="P9"><text:s text:c="2"/><text:tab/>delay(1000); <text:s text:c="14"/>// wait for a second</text:p>
      <text:p text:style-name="P9">}</text:p>
      <text:p text:style-name="P9"/>
      <text:p text:style-name="P1"><text:span text:style-name="T11">2. </text:span><text:span text:style-name="T1">a. </text:span>Largest size seems to be 16383, which is the entire memory size on the arduino fio (32K). My theory on how in does this is in says the largest addressible place is the full size of the available space, then the start of the array is the traditional best place to put it (next available), and when accessing an element, it allows for integer wrap-around, accessing places at the beginning.</text:p>
      <text:p text:style-name="P1">8191 double/int32</text:p>
      <text:p text:style-name="P1">16383 float/int16</text:p>
      <text:p text:style-name="P1">32767 char/int8</text:p>
      <text:p text:style-name="P2">b. When you run out of memory, the accessors start wrapping. So accessing 1K past the allowable amount will actually access 1K into the start.</text:p>
      <text:p text:style-name="P9"/>
      <text:p text:style-name="P9">int ledVal;</text:p>
      <text:p text:style-name="P9">double arraything[8191];</text:p>
      <text:p text:style-name="P9">int i = 0;</text:p>
      <text:p text:style-name="P9">int a=2;</text:p>
      <text:p text:style-name="P9"/>
      <text:p text:style-name="P9">void setup()</text:p>
      <text:p text:style-name="P9">{</text:p>
      <text:p text:style-name="P9"><text:s text:c="3"/>pinMode(13, OUTPUT);</text:p>
      <text:p text:style-name="P9"><text:s text:c="3"/>Serial.begin(57600);</text:p>
      <text:p text:style-name="P9"><text:tab/>arraything[8191] = 20;</text:p>
      <text:p text:style-name="P9">}</text:p>
      <text:p text:style-name="P9"/>
      <text:p text:style-name="P9"/>
      <text:p text:style-name="P9">void loop()</text:p>
      <text:p text:style-name="P9">{</text:p>
      <text:p text:style-name="P9"><text:s text:c="2"/>ledVal = digitalRead(13);</text:p>
      <text:p text:style-name="P9"><text:s text:c="2"/>if (ledVal == HIGH) {</text:p>
      <text:p text:style-name="P9"><text:s text:c="4"/>digitalWrite(13,LOW);</text:p>
      <text:p text:style-name="P9"><text:s text:c="2"/>} else {</text:p>
      <text:p text:style-name="P9"><text:s text:c="4"/>digitalWrite(13,HIGH);</text:p>
      <text:p text:style-name="P9"><text:s text:c="2"/>}</text:p>
      <text:p text:style-name="P9"><text:s text:c="2"/></text:p>
      <text:p text:style-name="P9"><text:s text:c="2"/>Serial.print("Hello, world!");</text:p>
      <text:p text:style-name="P9"><text:soft-page-break/><text:s text:c="2"/>Serial.println(arraything[8191]);</text:p>
      <text:p text:style-name="P9"><text:s text:c="2"/>Serial.println(i);</text:p>
      <text:p text:style-name="P9"><text:s text:c="2"/>Serial.println(a);</text:p>
      <text:p text:style-name="P9"><text:s text:c="2"/>i++;</text:p>
      <text:p text:style-name="P9"><text:s text:c="2"/>delay(1000); <text:s text:c="14"/>// wait for a second</text:p>
      <text:p text:style-name="P9">}</text:p>
      <text:p text:style-name="P1"/>
      <text:p text:style-name="P2"><text:span text:style-name="T11">3. </text:span><text:span text:style-name="T2">For 738 runs of 10x10 * 10x10, average calc + trasmission = 109808us (109.8ms). Just calc was 11718.9us (11.7ms).</text:span></text:p>
      <text:p text:style-name="P9"/>
      <text:p text:style-name="P9">int sum(int* list, int length) {</text:p>
      <text:p text:style-name="P9"><text:tab/>int total = 0;</text:p>
      <text:p text:style-name="P9"><text:tab/>for (int i=0; i&lt;length; i++) {</text:p>
      <text:p text:style-name="P9"><text:tab/><text:tab/>total += list[i];</text:p>
      <text:p text:style-name="P9"><text:tab/>}</text:p>
      <text:p text:style-name="P9"><text:tab/>return total;</text:p>
      <text:p text:style-name="P9">}</text:p>
      <text:p text:style-name="P9"/>
      <text:p text:style-name="P9">int* zipWithMult(int* listA, int* listB, int length) {</text:p>
      <text:p text:style-name="P9"><text:tab/>int* retList = (int*) malloc(length*sizeof(int));</text:p>
      <text:p text:style-name="P9"><text:tab/>for (int i=0; i&lt;length; i++) {</text:p>
      <text:p text:style-name="P9"><text:tab/><text:tab/>retList[i] = listA[i] * listB[i];</text:p>
      <text:p text:style-name="P9"><text:tab/>}</text:p>
      <text:p text:style-name="P9"><text:tab/>return retList;</text:p>
      <text:p text:style-name="P9">}</text:p>
      <text:p text:style-name="P9"/>
      <text:p text:style-name="P9">int** matrixMult(int** a, int** b, int ra, int carb, int cb) {</text:p>
      <text:p text:style-name="P9"><text:tab/>int** retMult = (int**) malloc(ra*sizeof(int*));</text:p>
      <text:p text:style-name="P9"><text:tab/>for (int i=0; i&lt;ra; i++) {</text:p>
      <text:p text:style-name="P9"><text:s text:c="8"/>retMult[i] = (int*) malloc(cb*sizeof(int));</text:p>
      <text:p text:style-name="P9"><text:tab/><text:tab/>for (int j=0; j&lt;cb; j++) {</text:p>
      <text:p text:style-name="P9"><text:tab/><text:tab/><text:tab/>// The value in [i,j] is...</text:p>
      <text:p text:style-name="P9"><text:s text:c="12"/>int* zwm = zipWithMult(a[i], b[j], carb);</text:p>
      <text:p text:style-name="P9"><text:tab/><text:tab/><text:tab/>retMult[i][j] = sum(zwm, carb);</text:p>
      <text:p text:style-name="P9"><text:s text:c="12"/>free(zwm);</text:p>
      <text:p text:style-name="P9"><text:tab/><text:tab/>}</text:p>
      <text:p text:style-name="P9"><text:tab/>}</text:p>
      <text:p text:style-name="P9"><text:tab/>return retMult;</text:p>
      <text:p text:style-name="P9">}</text:p>
      <text:p text:style-name="P9"/>
      <text:p text:style-name="P9">void setup()</text:p>
      <text:p text:style-name="P9">{</text:p>
      <text:p text:style-name="P9"><text:tab/>pinMode(13, OUTPUT);</text:p>
      <text:p text:style-name="P9"><text:tab/>Serial.begin(57600);</text:p>
      <text:p text:style-name="P9"><text:tab/>randomSeed(analogRead(0));</text:p>
      <text:p text:style-name="P9">}</text:p>
      <text:p text:style-name="P9"/>
      <text:p text:style-name="P9">int ra = 10;</text:p>
      <text:p text:style-name="P9">int carb = 10;</text:p>
      <text:p text:style-name="P9">int cb = 10;</text:p>
      <text:p text:style-name="P9"/>
      <text:p text:style-name="P9">void loop()</text:p>
      <text:p text:style-name="P9"><text:soft-page-break/>{</text:p>
      <text:p text:style-name="P9"><text:tab/>// Room for the two matricies</text:p>
      <text:p text:style-name="P9"><text:tab/>int** a = (int**) malloc(ra*sizeof(int*));</text:p>
      <text:p text:style-name="P9"><text:s text:c="4"/>for(int i=0; i&lt;ra; i++)</text:p>
      <text:p text:style-name="P9"><text:s text:c="8"/>a[i] = (int*) malloc(carb*sizeof(int));</text:p>
      <text:p text:style-name="P9"/>
      <text:p text:style-name="P9"><text:tab/>int** b = (int**) malloc(carb*sizeof(int*));</text:p>
      <text:p text:style-name="P9"><text:s text:c="4"/>for(int i=0; i&lt;carb; i++)</text:p>
      <text:p text:style-name="P9"><text:s text:c="8"/>b[i] = (int*) malloc(ra*sizeof(int));</text:p>
      <text:p text:style-name="P9"/>
      <text:p text:style-name="P9"><text:tab/>// Show and randomly fill A</text:p>
      <text:p text:style-name="P9"><text:tab/>Serial.println("Matrix A:");</text:p>
      <text:p text:style-name="P9"><text:tab/>for (int i=0; i&lt;ra;i++) {</text:p>
      <text:p text:style-name="P9"><text:tab/><text:tab/>for (int j=0; j&lt;carb; j++) {</text:p>
      <text:p text:style-name="P9"><text:tab/><text:tab/><text:tab/>a[i][j] = rand();</text:p>
      <text:p text:style-name="P9"><text:tab/><text:tab/><text:tab/>Serial.print(a[i][j]);</text:p>
      <text:p text:style-name="P9"><text:tab/><text:tab/><text:tab/>Serial.print(' ');</text:p>
      <text:p text:style-name="P9"><text:tab/><text:tab/>}</text:p>
      <text:p text:style-name="P9"><text:tab/><text:tab/>Serial.println("");</text:p>
      <text:p text:style-name="P9"><text:tab/>}</text:p>
      <text:p text:style-name="P9"><text:tab/></text:p>
      <text:p text:style-name="P9"><text:tab/>// Show and randomly fill B</text:p>
      <text:p text:style-name="P9"><text:tab/>Serial.println("Matrix B:");</text:p>
      <text:p text:style-name="P9"><text:tab/>for (int i=0; i&lt;carb;i++) {</text:p>
      <text:p text:style-name="P9"><text:tab/><text:tab/>for (int j=0; j&lt;cb; j++) {</text:p>
      <text:p text:style-name="P9"><text:tab/><text:tab/><text:tab/>b[i][j] = (int) rand();</text:p>
      <text:p text:style-name="P9"><text:tab/><text:tab/><text:tab/>Serial.print(b[i][j]);</text:p>
      <text:p text:style-name="P9"><text:tab/><text:tab/><text:tab/>Serial.print(' ');</text:p>
      <text:p text:style-name="P9"><text:tab/><text:tab/>}</text:p>
      <text:p text:style-name="P9"><text:tab/><text:tab/>Serial.println("");</text:p>
      <text:p text:style-name="P9"><text:tab/>}</text:p>
      <text:p text:style-name="P9"><text:tab/></text:p>
      <text:p text:style-name="P9"><text:tab/>unsigned long startCalcTime = micros();</text:p>
      <text:p text:style-name="P9"><text:tab/>int** result = matrixMult(a, b, ra, carb, cb);</text:p>
      <text:p text:style-name="P9"><text:tab/>unsigned long endCalcTime = micros();</text:p>
      <text:p text:style-name="P9"><text:tab/></text:p>
      <text:p text:style-name="P9"><text:tab/>// Show the mult result</text:p>
      <text:p text:style-name="P9"><text:tab/>Serial.println("Mult result:");</text:p>
      <text:p text:style-name="P9"><text:s text:c="4"/>unsigned long startTransTime = micros();</text:p>
      <text:p text:style-name="P9"><text:tab/>for (int i=0; i&lt;ra; i++) {</text:p>
      <text:p text:style-name="P9"><text:tab/><text:tab/>for (int j=0; j&lt;cb; j++) {</text:p>
      <text:p text:style-name="P9"><text:tab/><text:tab/><text:tab/>Serial.print(result[i][j]);</text:p>
      <text:p text:style-name="P9"><text:tab/><text:tab/><text:tab/>Serial.print(' ');</text:p>
      <text:p text:style-name="P9"><text:tab/><text:tab/>}</text:p>
      <text:p text:style-name="P9"><text:tab/><text:tab/>Serial.println("");</text:p>
      <text:p text:style-name="P9"><text:tab/>}</text:p>
      <text:p text:style-name="P9"><text:s text:c="4"/>unsigned long endTransTime = micros();</text:p>
      <text:p text:style-name="P9"/>
      <text:p text:style-name="P9"><text:s text:c="4"/>Serial.print("Calc time: ");</text:p>
      <text:p text:style-name="P9"><text:s text:c="4"/>Serial.println(endCalcTime - startCalcTime);</text:p>
      <text:p text:style-name="P9"/>
      <text:p text:style-name="P9"><text:s text:c="4"/>Serial.print("With transmission: ");</text:p>
      <text:p text:style-name="P9"><text:soft-page-break/><text:s text:c="4"/>Serial.println(endCalcTime - startCalcTime + endTransTime - startTransTime);</text:p>
      <text:p text:style-name="P9"/>
      <text:p text:style-name="P9"><text:s text:c="4"/>for(int i=0; i&lt;ra; i++)</text:p>
      <text:p text:style-name="P9"><text:s text:c="8"/>free(a[i]);</text:p>
      <text:p text:style-name="P9"><text:s text:c="4"/>free(a);</text:p>
      <text:p text:style-name="P9"/>
      <text:p text:style-name="P9"><text:s text:c="4"/>for(int i=0; i&lt;carb; i++) {</text:p>
      <text:p text:style-name="P9"><text:s text:c="8"/>free(result[i]);</text:p>
      <text:p text:style-name="P9"><text:s text:c="8"/>free(b[i]);</text:p>
      <text:p text:style-name="P9"><text:s text:c="4"/>}</text:p>
      <text:p text:style-name="P9"/>
      <text:p text:style-name="P9"><text:s text:c="4"/>free(b);</text:p>
      <text:p text:style-name="P9"><text:s text:c="4"/>free(result);</text:p>
      <text:p text:style-name="P9"><text:tab/>delay(100);</text:p>
      <text:p text:style-name="P9">}</text:p>
      <text:p text:style-name="P2"/>
      <text:p text:style-name="P3"><text:span text:style-name="T11">4. </text:span>With nearly the exact same program, using printf for the “transmission,” <text:span text:style-name="T5">clock</text:span>() for timing (as opposed to micros() on arduino), on an i5-3320m, the average <text:span text:style-name="T3">calculation + printing</text:span> across 1<text:span text:style-name="T3">00,</text:span>000 runs was <text:span text:style-name="T3">about 1.55722</text:span> us. <text:span text:style-name="T3">Just calculations is 0.56331us. So, the factor for compute speed is 11718.9/0.56331 = 20803.64. My computer in terms of integer mult and add performance, is 20,000 times faster. For comparison, 2600MHz / 8MHz = 325, which means the arduino is not as efficient per cycle. My computer should only be 325 times faster.</text:span></text:p>
      <text:p text:style-name="P9">#include &lt;sys/time.h&gt;</text:p>
      <text:p text:style-name="P9">#include &lt;stdio.h&gt;</text:p>
      <text:p text:style-name="P9">#include &lt;stdlib.h&gt;</text:p>
      <text:p text:style-name="P9"/>
      <text:p text:style-name="P9">int sum(int* list, int length) {</text:p>
      <text:p text:style-name="P9"><text:tab/>int total = 0;</text:p>
      <text:p text:style-name="P9"><text:tab/>for (int i=0; i&lt;length; i++) {</text:p>
      <text:p text:style-name="P9"><text:tab/><text:tab/>total += list[i];</text:p>
      <text:p text:style-name="P9"><text:tab/>}</text:p>
      <text:p text:style-name="P9"><text:tab/>return total;</text:p>
      <text:p text:style-name="P9">}</text:p>
      <text:p text:style-name="P9"/>
      <text:p text:style-name="P9">int* zipWithMult(int* listA, int* listB, int length) {</text:p>
      <text:p text:style-name="P9"><text:tab/>int* retList = (int*) malloc(length*sizeof(int));</text:p>
      <text:p text:style-name="P9"><text:tab/>for (int i=0; i&lt;length; i++) {</text:p>
      <text:p text:style-name="P9"><text:tab/><text:tab/>retList[i] = listA[i] * listB[i];</text:p>
      <text:p text:style-name="P9"><text:tab/>}</text:p>
      <text:p text:style-name="P9"><text:tab/>return retList;</text:p>
      <text:p text:style-name="P9">}</text:p>
      <text:p text:style-name="P9"/>
      <text:p text:style-name="P9">int** matrixMult(int** a, int** b, int ra, int carb, int cb) {</text:p>
      <text:p text:style-name="P9"><text:tab/>int** retMult = (int**) malloc(ra*sizeof(int*));</text:p>
      <text:p text:style-name="P9"><text:tab/>for (int i=0; i&lt;ra; i++) {</text:p>
      <text:p text:style-name="P9"><text:s text:c="8"/>retMult[i] = (int*) malloc(cb*sizeof(int));</text:p>
      <text:p text:style-name="P9"><text:tab/><text:tab/>for (int j=0; j&lt;cb; j++) {</text:p>
      <text:p text:style-name="P9"><text:tab/><text:tab/><text:tab/>// The value in [i,j] is...</text:p>
      <text:p text:style-name="P9"><text:s text:c="12"/>int* zwm = zipWithMult(a[i], b[j], carb);</text:p>
      <text:p text:style-name="P9"><text:tab/><text:tab/><text:tab/>retMult[i][j] = sum(zwm, carb);</text:p>
      <text:p text:style-name="P9"><text:s text:c="12"/>free(zwm);</text:p>
      <text:p text:style-name="P9"><text:tab/><text:tab/>}</text:p>
      <text:p text:style-name="P9"><text:soft-page-break/><text:tab/>}</text:p>
      <text:p text:style-name="P9"><text:tab/>return retMult;</text:p>
      <text:p text:style-name="P9">}</text:p>
      <text:p text:style-name="P9"/>
      <text:p text:style-name="P9">int micros() {</text:p>
      <text:p text:style-name="P9"><text:s text:c="4"/>struct timeval t;</text:p>
      <text:p text:style-name="P9"><text:s text:c="4"/>gettimeofday(&amp;t, NULL);</text:p>
      <text:p text:style-name="P9"><text:s text:c="4"/>return 100000*t.tv_sec + t.tv_usec;</text:p>
      <text:p text:style-name="P9">}</text:p>
      <text:p text:style-name="P9"/>
      <text:p text:style-name="P9">void loop();</text:p>
      <text:p text:style-name="P9"/>
      <text:p text:style-name="P9">int main()</text:p>
      <text:p text:style-name="P9">{</text:p>
      <text:p text:style-name="P9"><text:tab/>srand(0);</text:p>
      <text:p text:style-name="P9"><text:s text:c="4"/>for (int i=0; i&lt;100000; i++) {</text:p>
      <text:p text:style-name="P9"><text:s text:c="8"/>loop();</text:p>
      <text:p text:style-name="P9"><text:s text:c="4"/>}</text:p>
      <text:p text:style-name="P9">}</text:p>
      <text:p text:style-name="P9"/>
      <text:p text:style-name="P9">int ra = 4;</text:p>
      <text:p text:style-name="P9">int carb = 3;</text:p>
      <text:p text:style-name="P9">int cb = 2;</text:p>
      <text:p text:style-name="P9"/>
      <text:p text:style-name="P9">void loop()</text:p>
      <text:p text:style-name="P9">{</text:p>
      <text:p text:style-name="P9"><text:tab/>// Room for the two matricies</text:p>
      <text:p text:style-name="P9"><text:tab/>int** a = (int**) malloc(ra*sizeof(int*));</text:p>
      <text:p text:style-name="P9"><text:s text:c="4"/>for(int i=0; i&lt;ra; i++)</text:p>
      <text:p text:style-name="P9"><text:s text:c="8"/>a[i] = malloc(carb*sizeof(int));</text:p>
      <text:p text:style-name="P9"/>
      <text:p text:style-name="P9"><text:tab/>int** b = (int**) malloc(carb*sizeof(int*));</text:p>
      <text:p text:style-name="P9"><text:s text:c="4"/>for(int i=0; i&lt;carb; i++)</text:p>
      <text:p text:style-name="P9"><text:s text:c="8"/>b[i] = malloc(ra*sizeof(int));</text:p>
      <text:p text:style-name="P9"/>
      <text:p text:style-name="P9"><text:tab/>// Show and randomly fill A</text:p>
      <text:p text:style-name="P9"><text:tab/>printf("Matrix A:\n");</text:p>
      <text:p text:style-name="P9"><text:tab/>for (int i=0; i&lt;ra;i++) {</text:p>
      <text:p text:style-name="P9"><text:tab/><text:tab/>for (int j=0; j&lt;carb; j++) {</text:p>
      <text:p text:style-name="P9"><text:tab/><text:tab/><text:tab/>a[i][j] = rand();</text:p>
      <text:p text:style-name="P9"><text:tab/><text:tab/><text:tab/>printf("%i ", a[i][j]);</text:p>
      <text:p text:style-name="P9"><text:tab/><text:tab/>}</text:p>
      <text:p text:style-name="P9"><text:tab/><text:tab/>printf("\n");</text:p>
      <text:p text:style-name="P9"><text:tab/>}</text:p>
      <text:p text:style-name="P9"><text:tab/></text:p>
      <text:p text:style-name="P9"><text:tab/>// Show and randomly fill B</text:p>
      <text:p text:style-name="P9"><text:tab/>printf("Matrix B:\n");</text:p>
      <text:p text:style-name="P9"><text:tab/>for (int i=0; i&lt;carb;i++) {</text:p>
      <text:p text:style-name="P9"><text:tab/><text:tab/>for (int j=0; j&lt;cb; j++) {</text:p>
      <text:p text:style-name="P9"><text:tab/><text:tab/><text:tab/>b[i][j] = (int) rand();</text:p>
      <text:p text:style-name="P9"><text:tab/><text:tab/><text:tab/>printf("%i ", b[i][j]);</text:p>
      <text:p text:style-name="P9"><text:tab/><text:tab/>}</text:p>
      <text:p text:style-name="P9"><text:soft-page-break/><text:tab/><text:tab/>printf("\n");</text:p>
      <text:p text:style-name="P9"><text:tab/>}</text:p>
      <text:p text:style-name="P9"><text:tab/></text:p>
      <text:p text:style-name="P9"><text:tab/>int startCalcTime = micros();</text:p>
      <text:p text:style-name="P9"><text:tab/>int** result = matrixMult(a, b, ra, carb, cb);</text:p>
      <text:p text:style-name="P9"><text:tab/>int endCalcTime = micros();</text:p>
      <text:p text:style-name="P9"><text:tab/></text:p>
      <text:p text:style-name="P9"><text:tab/>// Show the mult result</text:p>
      <text:p text:style-name="P9"><text:tab/>printf("Mult result:\n");</text:p>
      <text:p text:style-name="P9"><text:s text:c="4"/>int startTransTime = micros();</text:p>
      <text:p text:style-name="P9"><text:tab/>for (int i=0; i&lt;ra; i++) {</text:p>
      <text:p text:style-name="P9"><text:tab/><text:tab/>for (int j=0; j&lt;cb; j++) {</text:p>
      <text:p text:style-name="P9"><text:tab/><text:tab/><text:tab/>printf("%i ", result[i][j]);</text:p>
      <text:p text:style-name="P9"><text:tab/><text:tab/>}</text:p>
      <text:p text:style-name="P9"><text:tab/><text:tab/>printf("\n");</text:p>
      <text:p text:style-name="P9"><text:tab/>}</text:p>
      <text:p text:style-name="P9"><text:s text:c="4"/>int endTransTime = micros();</text:p>
      <text:p text:style-name="P9"/>
      <text:p text:style-name="P9"><text:s text:c="4"/>printf("Calc time: %i\n", endCalcTime - startCalcTime);</text:p>
      <text:p text:style-name="P9"><text:s text:c="4"/>printf("With transmission: %i\n", endCalcTime - startCalcTime + endTransTime - startTransTime);</text:p>
      <text:p text:style-name="P9"/>
      <text:p text:style-name="P9"><text:s text:c="4"/>for(int i=0; i&lt;ra; i++)</text:p>
      <text:p text:style-name="P9"><text:s text:c="8"/>free(a[i]);</text:p>
      <text:p text:style-name="P9"><text:s text:c="4"/>free(a);</text:p>
      <text:p text:style-name="P9"/>
      <text:p text:style-name="P9"><text:s text:c="4"/>for(int i=0; i&lt;carb; i++) {</text:p>
      <text:p text:style-name="P9"><text:s text:c="8"/>free(result[i]);</text:p>
      <text:p text:style-name="P9"><text:s text:c="8"/>free(b[i]);</text:p>
      <text:p text:style-name="P9"><text:s text:c="4"/>}</text:p>
      <text:p text:style-name="P9"/>
      <text:p text:style-name="P9"><text:s text:c="4"/>free(b);</text:p>
      <text:p text:style-name="P9"><text:s text:c="4"/>free(result);</text:p>
      <text:p text:style-name="P9">}</text:p>
      <text:p text:style-name="P3"/>
      <text:p text:style-name="P4"><text:span text:style-name="T11">5. </text:span><text:span text:style-name="T4">Using an in-place merge sort on an array of size 100 takes on average 9955.33us (9.95ms). With the tranmission, it takes 106415us (106ms). The transmission time makes sense with the previous results: Both exercises are sending 100 int16s, so the time to transmit that should be the same. And the sorting takes just a bit less time than matrix math (at this size). But there is a big difference in number of comparisons versus number of additions and mults.</text:span></text:p>
      <text:p text:style-name="P9"/>
      <text:p text:style-name="P9"/>
      <text:p text:style-name="P9">const int INT_MAX = 32767;</text:p>
      <text:p text:style-name="P9">// in place merge sort courtesy of:</text:p>
      <text:p text:style-name="P9">// http://stackoverflow.com/questions/10360963/in-place-merge-sort</text:p>
      <text:p text:style-name="P9">// Modified to remove C++ dependencies</text:p>
      <text:p text:style-name="P9">void merge_sort(int *data, int start, int end);</text:p>
      <text:p text:style-name="P9">void merge(int *data, int start, int middle, int end);</text:p>
      <text:p text:style-name="P9"/>
      <text:p text:style-name="P9">void merge_sort(int *data, int start, int end){</text:p>
      <text:p text:style-name="P9"><text:s text:c="4"/>if (start &lt; end){</text:p>
      <text:p text:style-name="P9"><text:s text:c="8"/>int middle = (end + start) / 2;</text:p>
      <text:p text:style-name="P9"><text:soft-page-break/><text:s text:c="8"/>merge_sort(data, start, middle);</text:p>
      <text:p text:style-name="P9"><text:s text:c="8"/>merge_sort(data, middle+1, end);</text:p>
      <text:p text:style-name="P9"><text:s text:c="8"/>merge(data, start, middle+1, end);</text:p>
      <text:p text:style-name="P9"><text:s text:c="4"/>}</text:p>
      <text:p text:style-name="P9">}</text:p>
      <text:p text:style-name="P9"/>
      <text:p text:style-name="P9"/>
      <text:p text:style-name="P9">void merge(int *data, int start, int middle, int end){</text:p>
      <text:p text:style-name="P9"><text:s text:c="4"/>int left[middle-start+1];</text:p>
      <text:p text:style-name="P9"><text:s text:c="4"/>for (int l_cnt=0; l_cnt&lt;middle-start; l_cnt++){</text:p>
      <text:p text:style-name="P9"><text:s text:c="8"/>left[l_cnt] = data[start+l_cnt];</text:p>
      <text:p text:style-name="P9"><text:s text:c="4"/>}</text:p>
      <text:p text:style-name="P9"><text:s text:c="4"/>left[middle-start] = INT_MAX;</text:p>
      <text:p text:style-name="P9"><text:s text:c="4"/>int right[end-middle+2];</text:p>
      <text:p text:style-name="P9"><text:s text:c="4"/>for (int r_cnt=0; r_cnt&lt;end-middle+1; r_cnt++){</text:p>
      <text:p text:style-name="P9"><text:s text:c="8"/>right[r_cnt] = data[middle+r_cnt];</text:p>
      <text:p text:style-name="P9"><text:s text:c="4"/>}</text:p>
      <text:p text:style-name="P9"><text:s text:c="4"/>right[end-middle+1] = INT_MAX;</text:p>
      <text:p text:style-name="P9"><text:s text:c="4"/>int i = 0;</text:p>
      <text:p text:style-name="P9"><text:s text:c="4"/>int j = 0;</text:p>
      <text:p text:style-name="P9"><text:s text:c="4"/>for (int k=start; k&lt;=end; k++){</text:p>
      <text:p text:style-name="P9"><text:s text:c="8"/>if (left[i] &lt; right[j]){</text:p>
      <text:p text:style-name="P9"><text:s text:c="12"/>data[k] = left[i];</text:p>
      <text:p text:style-name="P9"><text:s text:c="12"/>i++;</text:p>
      <text:p text:style-name="P9"><text:s text:c="8"/>}</text:p>
      <text:p text:style-name="P9"><text:s text:c="8"/>else{</text:p>
      <text:p text:style-name="P9"><text:s text:c="12"/>data[k] = right[j];</text:p>
      <text:p text:style-name="P9"><text:s text:c="12"/>j++;</text:p>
      <text:p text:style-name="P9"><text:s text:c="8"/>}</text:p>
      <text:p text:style-name="P9"><text:s text:c="4"/>}</text:p>
      <text:p text:style-name="P9">}</text:p>
      <text:p text:style-name="P9"/>
      <text:p text:style-name="P9">void setup() {</text:p>
      <text:p text:style-name="P9"><text:tab/>pinMode(13, OUTPUT);</text:p>
      <text:p text:style-name="P9"><text:tab/>Serial.begin(57600);</text:p>
      <text:p text:style-name="P9"><text:tab/>randomSeed(analogRead(0));</text:p>
      <text:p text:style-name="P9">}</text:p>
      <text:p text:style-name="P9"/>
      <text:p text:style-name="P9">int length = 100;</text:p>
      <text:p text:style-name="P9">void loop() {</text:p>
      <text:p text:style-name="P9"><text:tab/>int* a = (int*) malloc(length*sizeof(int));</text:p>
      <text:p text:style-name="P9"/>
      <text:p text:style-name="P9"><text:tab/>// Show and randomly fill A</text:p>
      <text:p text:style-name="P9"><text:tab/>Serial.println("Matrix A:");</text:p>
      <text:p text:style-name="P9"><text:tab/>for (int i=0; i&lt;length;i++) {</text:p>
      <text:p text:style-name="P9"><text:tab/><text:tab/>a[i] = random(-32767, 32767);</text:p>
      <text:p text:style-name="P9"><text:tab/><text:tab/>Serial.print(a[i]);</text:p>
      <text:p text:style-name="P9"><text:tab/><text:tab/>Serial.print(" ");</text:p>
      <text:p text:style-name="P9"><text:tab/>}</text:p>
      <text:p text:style-name="P9"><text:tab/>Serial.println("");</text:p>
      <text:p text:style-name="P9"/>
      <text:p text:style-name="P9"><text:s text:c="4"/>unsigned long startSortTime = micros();</text:p>
      <text:p text:style-name="P9"><text:soft-page-break/><text:s text:c="4"/>merge_sort(a, 0, length);</text:p>
      <text:p text:style-name="P9"><text:s text:c="4"/>unsigned long endSortTime = micros();</text:p>
      <text:p text:style-name="P9"/>
      <text:p text:style-name="P9"><text:s text:c="4"/>Serial.println("Sorted:");</text:p>
      <text:p text:style-name="P9"><text:s text:c="4"/>unsigned long startSendTime = micros();</text:p>
      <text:p text:style-name="P9"><text:tab/>for (int i=0; i&lt;length;i++) {</text:p>
      <text:p text:style-name="P9"><text:s text:c="8"/>Serial.print(a[i]);</text:p>
      <text:p text:style-name="P9"><text:tab/><text:tab/>Serial.print(" ");</text:p>
      <text:p text:style-name="P9"><text:s text:c="4"/>}</text:p>
      <text:p text:style-name="P9"><text:s text:c="4"/>Serial.println("");</text:p>
      <text:p text:style-name="P9"><text:s text:c="4"/>unsigned long endSendTime = micros();</text:p>
      <text:p text:style-name="P9"/>
      <text:p text:style-name="P9"><text:s text:c="4"/>Serial.print("Sort time: ");</text:p>
      <text:p text:style-name="P9"><text:tab/>Serial.println(endSortTime - startSortTime);</text:p>
      <text:p text:style-name="P9"><text:s text:c="4"/>Serial.print("With transmission: ");</text:p>
      <text:p text:style-name="P9"><text:tab/>Serial.println(endSortTime - startSortTime + endSendTime - startSendTime);</text:p>
      <text:p text:style-name="P9"><text:tab/>delay(100);</text:p>
      <text:p text:style-name="P9"><text:tab/>free(a);</text:p>
      <text:p text:style-name="P9">}</text:p>
      <text:p text:style-name="P4"/>
      <text:p text:style-name="P5"><text:span text:style-name="T11">6.</text:span> Sorting on my computer (same algorithm, same size array) takes on average <text:span text:style-name="T5">1.10901us</text:span> across <text:span text:style-name="T5">100</text:span>,000 runs. With printing, it takes 1.<text:span text:style-name="T5">99138us. The factor between arduino and computer for inplace merge sort is 9955.33 / 1.10901 = 8976.04. So with comparisons, the cpus are a bit closer.</text:span></text:p>
      <text:p text:style-name="P9"/>
      <text:p text:style-name="P9">#include &lt;limits.h&gt;</text:p>
      <text:p text:style-name="P9">#include &lt;stdlib.h&gt;</text:p>
      <text:p text:style-name="P9">#include &lt;stdio.h&gt;</text:p>
      <text:p text:style-name="P9">#include &lt;time.h&gt;</text:p>
      <text:p text:style-name="P9"/>
      <text:p text:style-name="P9">void merge_sort(int *data, int start, int end);</text:p>
      <text:p text:style-name="P9">void merge(int *data, int start, int middle, int end);</text:p>
      <text:p text:style-name="P9"/>
      <text:p text:style-name="P9">void merge_sort(int *data, int start, int end){</text:p>
      <text:p text:style-name="P9"><text:s text:c="4"/>if (start &lt; end){</text:p>
      <text:p text:style-name="P9"><text:s text:c="8"/>int middle = (end + start) / 2;</text:p>
      <text:p text:style-name="P9"><text:s text:c="8"/>merge_sort(data, start, middle);</text:p>
      <text:p text:style-name="P9"><text:s text:c="8"/>merge_sort(data, middle+1, end);</text:p>
      <text:p text:style-name="P9"><text:s text:c="8"/>merge(data, start, middle+1, end);</text:p>
      <text:p text:style-name="P9"><text:s text:c="4"/>}</text:p>
      <text:p text:style-name="P9">}</text:p>
      <text:p text:style-name="P9"/>
      <text:p text:style-name="P9"/>
      <text:p text:style-name="P9">void merge(int *data, int start, int middle, int end){</text:p>
      <text:p text:style-name="P9"><text:s text:c="4"/>int left[middle-start+1];</text:p>
      <text:p text:style-name="P9"><text:s text:c="4"/>for (int l_cnt=0; l_cnt&lt;middle-start; l_cnt++){</text:p>
      <text:p text:style-name="P9"><text:s text:c="8"/>left[l_cnt] = data[start+l_cnt];</text:p>
      <text:p text:style-name="P9"><text:s text:c="4"/>}</text:p>
      <text:p text:style-name="P9"><text:s text:c="4"/>left[middle-start] = INT_MAX;</text:p>
      <text:p text:style-name="P9"><text:s text:c="4"/>int right[end-middle+2];</text:p>
      <text:p text:style-name="P9"><text:s text:c="4"/>for (int r_cnt=0; r_cnt&lt;end-middle+1; r_cnt++){</text:p>
      <text:p text:style-name="P9"><text:s text:c="8"/>right[r_cnt] = data[middle+r_cnt];</text:p>
      <text:p text:style-name="P9"><text:s text:c="4"/>}</text:p>
      <text:p text:style-name="P9"><text:soft-page-break/><text:s text:c="4"/>right[end-middle+1] = INT_MAX;</text:p>
      <text:p text:style-name="P9"><text:s text:c="4"/>int i = 0;</text:p>
      <text:p text:style-name="P9"><text:s text:c="4"/>int j = 0;</text:p>
      <text:p text:style-name="P9"><text:s text:c="4"/>for (int k=start; k&lt;=end; k++){</text:p>
      <text:p text:style-name="P9"><text:s text:c="8"/>if (left[i] &lt; right[j]){</text:p>
      <text:p text:style-name="P9"><text:s text:c="12"/>data[k] = left[i];</text:p>
      <text:p text:style-name="P9"><text:s text:c="12"/>i++;</text:p>
      <text:p text:style-name="P9"><text:s text:c="8"/>}</text:p>
      <text:p text:style-name="P9"><text:s text:c="8"/>else{</text:p>
      <text:p text:style-name="P9"><text:s text:c="12"/>data[k] = right[j];</text:p>
      <text:p text:style-name="P9"><text:s text:c="12"/>j++;</text:p>
      <text:p text:style-name="P9"><text:s text:c="8"/>}</text:p>
      <text:p text:style-name="P9"><text:s text:c="4"/>}</text:p>
      <text:p text:style-name="P9">}</text:p>
      <text:p text:style-name="P9"/>
      <text:p text:style-name="P9">int micros() {</text:p>
      <text:p text:style-name="P9"><text:s text:c="4"/>clock_t t;</text:p>
      <text:p text:style-name="P9"><text:s text:c="4"/>// gettimeofday(&amp;t, NULL);</text:p>
      <text:p text:style-name="P9"><text:s text:c="4"/>t = clock();</text:p>
      <text:p text:style-name="P9"><text:s text:c="4"/>return ((double) t) / CLOCKS_PER_SEC * 100000;</text:p>
      <text:p text:style-name="P9">}</text:p>
      <text:p text:style-name="P9"/>
      <text:p text:style-name="P9">void loop();</text:p>
      <text:p text:style-name="P9"/>
      <text:p text:style-name="P9">int length = 100;</text:p>
      <text:p text:style-name="P9">int main() {</text:p>
      <text:p text:style-name="P9"><text:s text:c="4"/>for (int i=0; i&lt;100000; i++) {</text:p>
      <text:p text:style-name="P9"><text:s text:c="8"/>loop();</text:p>
      <text:p text:style-name="P9"><text:s text:c="4"/>}</text:p>
      <text:p text:style-name="P9">}</text:p>
      <text:p text:style-name="P9"/>
      <text:p text:style-name="P9">void loop() {</text:p>
      <text:p text:style-name="P9"><text:tab/>int* a = (int*) malloc(length*sizeof(int));</text:p>
      <text:p text:style-name="P9"/>
      <text:p text:style-name="P9"><text:tab/>// Show and randomly fill A</text:p>
      <text:p text:style-name="P9"><text:tab/>puts("Matrix A:");</text:p>
      <text:p text:style-name="P9"><text:tab/>for (int i=0; i&lt;length;i++) {</text:p>
      <text:p text:style-name="P9"><text:tab/><text:tab/>a[i] = rand();</text:p>
      <text:p text:style-name="P9"><text:tab/><text:tab/>printf("%i ", a[i]);</text:p>
      <text:p text:style-name="P9"><text:tab/>}</text:p>
      <text:p text:style-name="P9"><text:tab/>printf("\n");</text:p>
      <text:p text:style-name="P9"/>
      <text:p text:style-name="P9"><text:s text:c="4"/>unsigned long startSortTime = micros();</text:p>
      <text:p text:style-name="P9"><text:s text:c="4"/>merge_sort(a, 0, length);</text:p>
      <text:p text:style-name="P9"><text:s text:c="4"/>unsigned long endSortTime = micros();</text:p>
      <text:p text:style-name="P9"/>
      <text:p text:style-name="P9"><text:s text:c="4"/>printf("Sorted:\n");</text:p>
      <text:p text:style-name="P9"><text:s text:c="4"/>unsigned long startSendTime = micros();</text:p>
      <text:p text:style-name="P9"><text:tab/>for (int i=0; i&lt;length;i++) {</text:p>
      <text:p text:style-name="P9"><text:s text:c="8"/>printf("%i ", a[i]);</text:p>
      <text:p text:style-name="P9"><text:s text:c="4"/>}</text:p>
      <text:p text:style-name="P9"><text:s text:c="4"/>printf("\n");</text:p>
      <text:p text:style-name="P9"><text:soft-page-break/><text:s text:c="4"/>unsigned long endSendTime = micros();</text:p>
      <text:p text:style-name="P9"/>
      <text:p text:style-name="P9"><text:s text:c="4"/>printf("Sort time: %i\n", endSortTime - startSortTime);</text:p>
      <text:p text:style-name="P9"><text:s text:c="4"/>printf("With transmission: %i\n", endSortTime - startSortTime + endSendTime - startSendTime);</text:p>
      <text:p text:style-name="P9"><text:s text:c="4"/>free(a);</text:p>
      <text:p text:style-name="P9">}</text:p>
      <text:p text:style-name="P9"/>
      <text:p text:style-name="P10"><text:span text:style-name="T10">7.</text:span></text:p>
      <text:p text:style-name="P12">#include &lt;EEPROM.h&gt;</text:p>
      <text:p text:style-name="P12"/>
      <text:p text:style-name="P12">void addP() {</text:p>
      <text:p text:style-name="P12"><text:tab/>// increment the int16 in eeprom by one</text:p>
      <text:p text:style-name="P12"><text:tab/>byte* a = (byte*) malloc(2*sizeof(byte));</text:p>
      <text:p text:style-name="P12"><text:tab/>a[0] = EEPROM.read(0);</text:p>
      <text:p text:style-name="P12"><text:tab/>// a[1] = EEPROM.read(1);</text:p>
      <text:p text:style-name="P12"><text:tab/>// ++(*((int*) a));</text:p>
      <text:p text:style-name="P12"><text:tab/>++(*a);</text:p>
      <text:p text:style-name="P12"><text:tab/>EEPROM.write(0, a[0]);</text:p>
      <text:p text:style-name="P12"><text:tab/>// EEPROM.write(1, a[1]);</text:p>
      <text:p text:style-name="P12"><text:tab/>free(a);</text:p>
      <text:p text:style-name="P12">}</text:p>
      <text:p text:style-name="P12"/>
      <text:p text:style-name="P12">int getP() {</text:p>
      <text:p text:style-name="P12"><text:tab/>byte* a = (byte*) malloc(2*sizeof(byte));</text:p>
      <text:p text:style-name="P12"><text:tab/>a[0] = EEPROM.read(0);</text:p>
      <text:p text:style-name="P12"><text:tab/>// a[1] = EEPROM.read(1);</text:p>
      <text:p text:style-name="P12"><text:tab/>// int r = *((int*) a);</text:p>
      <text:p text:style-name="P12"><text:tab/>int r = (int) a[0];</text:p>
      <text:p text:style-name="P12"><text:tab/>free(a);</text:p>
      <text:p text:style-name="P12"><text:tab/>return r;</text:p>
      <text:p text:style-name="P12">}</text:p>
      <text:p text:style-name="P12"/>
      <text:p text:style-name="P12">void setup()</text:p>
      <text:p text:style-name="P12">{</text:p>
      <text:p text:style-name="P12"><text:tab/></text:p>
      <text:p text:style-name="P12"><text:tab/>pinMode(13, OUTPUT);</text:p>
      <text:p text:style-name="P12"><text:tab/>Serial.begin(57600);</text:p>
      <text:p text:style-name="P12"><text:tab/>Serial.setTimeout(1);</text:p>
      <text:p text:style-name="P12"><text:tab/></text:p>
      <text:p text:style-name="P12"><text:tab/>if (EEPROM.read(0) == 255 &amp;&amp; EEPROM.read(1) == 255) {</text:p>
      <text:p text:style-name="P12"><text:tab/><text:tab/>// initialize our int16 to count 'P's</text:p>
      <text:p text:style-name="P12"><text:tab/><text:tab/>EEPROM.write(0,0);</text:p>
      <text:p text:style-name="P12"><text:tab/><text:tab/>EEPROM.write(0,1);</text:p>
      <text:p text:style-name="P12"><text:tab/>}</text:p>
      <text:p text:style-name="P12"><text:tab/></text:p>
      <text:p text:style-name="P12"><text:tab/>int p = getP();</text:p>
      <text:p text:style-name="P12"><text:tab/>Serial.println(p);</text:p>
      <text:p text:style-name="P12">}</text:p>
      <text:p text:style-name="P12"/>
      <text:p text:style-name="P12">char receive_byte[10];</text:p>
      <text:p text:style-name="P12">int recstatus;</text:p>
      <text:p text:style-name="P12"/>
      <text:p text:style-name="P12"><text:soft-page-break/>void loop()</text:p>
      <text:p text:style-name="P12">{</text:p>
      <text:p text:style-name="P12"><text:tab/>recstatus = Serial.readBytes(receive_byte, 1);</text:p>
      <text:p text:style-name="P12"><text:tab/>if (recstatus == 1) {</text:p>
      <text:p text:style-name="P12"><text:tab/><text:tab/>if (receive_byte[0] == 'P') {</text:p>
      <text:p text:style-name="P12"><text:tab/><text:tab/><text:tab/>addP();</text:p>
      <text:p text:style-name="P12"><text:tab/><text:tab/>}</text:p>
      <text:p text:style-name="P12"><text:tab/>}</text:p>
      <text:p text:style-name="P12">}</text:p>
      <text:p text:style-name="P5"/>
      <text:p text:style-name="P6"><text:span text:style-name="T11">8. </text:span>I performed 6 different transmission tests. One set was spawned using an int array. The other from a double array. When transmitting, two different functions were used: print() and write(). The performance from sending chunks of data is tremendous. When looking at the byte sending with print vs write (a direct comparison), the overhead with print causes more than 2x the work to be done for the same amount of data to be sent.</text:p>
      <text:p text:style-name="P6">Int Print: 799416</text:p>
      <text:p text:style-name="P6">Byte Print: 864592</text:p>
      <text:p text:style-name="P6">Byte Write: 339992</text:p>
      <text:p text:style-name="P6"/>
      <text:p text:style-name="P6">Double Print: 345928</text:p>
      <text:p text:style-name="P6">Double-Byte Print: 865296</text:p>
      <text:p text:style-name="P6">Double-Byte Write: 339984</text:p>
      <text:p text:style-name="P9"/>
      <text:p text:style-name="P9">void runTest();</text:p>
      <text:p text:style-name="P9"/>
      <text:p text:style-name="P9">void setup() {</text:p>
      <text:p text:style-name="P9"><text:s text:c="3"/>pinMode(13, OUTPUT);</text:p>
      <text:p text:style-name="P9"><text:s text:c="3"/>Serial.begin(57600);</text:p>
      <text:p text:style-name="P9"><text:s text:c="3"/>Serial.setTimeout(2);</text:p>
      <text:p text:style-name="P9">}</text:p>
      <text:p text:style-name="P9"/>
      <text:p text:style-name="P9">char receive_byte[10];</text:p>
      <text:p text:style-name="P9">char recstatus = 0;</text:p>
      <text:p text:style-name="P9"/>
      <text:p text:style-name="P9">void loop() {</text:p>
      <text:p text:style-name="P9"><text:s text:c="2"/>recstatus = Serial.readBytes(receive_byte, 3);</text:p>
      <text:p text:style-name="P9"><text:s text:c="2"/>if (recstatus == 1) {</text:p>
      <text:p text:style-name="P9"><text:s text:c="4"/>if (receive_byte[0] == 'T') {</text:p>
      <text:p text:style-name="P9"><text:tab/><text:tab/>runTest();</text:p>
      <text:p text:style-name="P9"><text:tab/>}</text:p>
      <text:p text:style-name="P9"><text:s text:c="2"/>}</text:p>
      <text:p text:style-name="P9"><text:s text:c="2"/>delay(100);</text:p>
      <text:p text:style-name="P9">}</text:p>
      <text:p text:style-name="P9"/>
      <text:p text:style-name="P9">int length = 1000;</text:p>
      <text:p text:style-name="P9">void runTest() {</text:p>
      <text:p text:style-name="P9"><text:tab/>// make a test array with random int16s</text:p>
      <text:p text:style-name="P9"><text:tab/>int* a = (int*) malloc(length*sizeof(int));</text:p>
      <text:p text:style-name="P9"/>
      <text:p text:style-name="P9"><text:tab/>// Show and randomly fill A</text:p>
      <text:p text:style-name="P9"><text:tab/>for (int i=0; i&lt;length;i++) {</text:p>
      <text:p text:style-name="P9"><text:tab/><text:tab/>a[i] = random(-32767, 32767);</text:p>
      <text:p text:style-name="P9"><text:soft-page-break/><text:tab/>}</text:p>
      <text:p text:style-name="P9"><text:tab/></text:p>
      <text:p text:style-name="P9"><text:tab/>// Time sending as ints</text:p>
      <text:p text:style-name="P9"><text:tab/>unsigned long startInt = micros();</text:p>
      <text:p text:style-name="P9"><text:tab/>for (int i=0; i&lt;length;i++) {</text:p>
      <text:p text:style-name="P9"><text:tab/><text:tab/>Serial.print(a[i]);</text:p>
      <text:p text:style-name="P9"><text:tab/>}</text:p>
      <text:p text:style-name="P9"><text:tab/>unsigned long endInt = micros();</text:p>
      <text:p text:style-name="P9"><text:tab/></text:p>
      <text:p text:style-name="P9"><text:tab/>// Time sending as bytes</text:p>
      <text:p text:style-name="P9"><text:tab/>unsigned long startBPrint = micros();</text:p>
      <text:p text:style-name="P9"><text:tab/>byte* bs = (byte*) a;</text:p>
      <text:p text:style-name="P9"><text:tab/>for (int i=0; i&lt;length*2;i++) {</text:p>
      <text:p text:style-name="P9"><text:tab/><text:tab/>Serial.print(bs[i]);</text:p>
      <text:p text:style-name="P9"><text:tab/>}</text:p>
      <text:p text:style-name="P9"><text:tab/>unsigned long endBPrint = micros();</text:p>
      <text:p text:style-name="P9"><text:tab/></text:p>
      <text:p text:style-name="P9"><text:tab/><text:tab/></text:p>
      <text:p text:style-name="P9"><text:tab/>// Time sending as bytes, using write(buf, len) instead of print</text:p>
      <text:p text:style-name="P9"><text:tab/>byte* b = (byte*) a;</text:p>
      <text:p text:style-name="P9"><text:tab/>unsigned long startByte = micros();</text:p>
      <text:p text:style-name="P9"><text:tab/>Serial.write(b, length*2);</text:p>
      <text:p text:style-name="P9"><text:tab/>unsigned long endByte = micros();</text:p>
      <text:p text:style-name="P9"><text:tab/></text:p>
      <text:p text:style-name="P9"><text:tab/>///////////////////////////////////////////////////////</text:p>
      <text:p text:style-name="P9"><text:tab/>//////////////////// Test 2 ///////////////////////////</text:p>
      <text:p text:style-name="P9"><text:tab/>///////////////////////////////////////////////////////</text:p>
      <text:p text:style-name="P9"><text:tab/></text:p>
      <text:p text:style-name="P9"><text:tab/>// make a test array with random doubles</text:p>
      <text:p text:style-name="P9"><text:tab/>// Note: Were using the exact byte count as the int test: 2000 bytes.</text:p>
      <text:p text:style-name="P9"><text:tab/>double* da = (double*) malloc(length/2*sizeof(double));</text:p>
      <text:p text:style-name="P9"/>
      <text:p text:style-name="P9"><text:tab/>// randomly fill A</text:p>
      <text:p text:style-name="P9"><text:tab/>for (int i=0; i&lt;length/2;i++) {</text:p>
      <text:p text:style-name="P9"><text:tab/><text:tab/>da[i] = random(-32767, 32767);</text:p>
      <text:p text:style-name="P9"><text:tab/>}</text:p>
      <text:p text:style-name="P9"><text:tab/></text:p>
      <text:p text:style-name="P9"><text:tab/>// Time sending as ints</text:p>
      <text:p text:style-name="P9"><text:tab/>unsigned long startDoub = micros();</text:p>
      <text:p text:style-name="P9"><text:tab/>for (int i=0; i&lt;length/2;i++) {</text:p>
      <text:p text:style-name="P9"><text:tab/><text:tab/>Serial.print(da[i]);</text:p>
      <text:p text:style-name="P9"><text:tab/>}</text:p>
      <text:p text:style-name="P9"><text:tab/>unsigned long endDoub = micros();</text:p>
      <text:p text:style-name="P9"><text:tab/></text:p>
      <text:p text:style-name="P9"><text:tab/>// Time sending as bytes</text:p>
      <text:p text:style-name="P9"><text:tab/>unsigned long startDBPrint = micros();</text:p>
      <text:p text:style-name="P9"><text:tab/>byte* db = (byte*) da;</text:p>
      <text:p text:style-name="P9"><text:tab/>for (int i=0; i&lt;length*2;i++) {</text:p>
      <text:p text:style-name="P9"><text:tab/><text:tab/>Serial.print(db[i]);</text:p>
      <text:p text:style-name="P9"><text:tab/>}</text:p>
      <text:p text:style-name="P9"><text:tab/>unsigned long endDBPrint = micros();</text:p>
      <text:p text:style-name="P9"><text:tab/></text:p>
      <text:p text:style-name="P9"><text:soft-page-break/><text:tab/>// Time sending as bytes, using write(buf, len) instead of print</text:p>
      <text:p text:style-name="P9"><text:tab/>byte* dbs = (byte*) da;</text:p>
      <text:p text:style-name="P9"><text:tab/>unsigned long startDByte = micros();</text:p>
      <text:p text:style-name="P9"><text:tab/>Serial.write(dbs, length*2);</text:p>
      <text:p text:style-name="P9"><text:tab/>unsigned long endDByte = micros();</text:p>
      <text:p text:style-name="P9"><text:tab/></text:p>
      <text:p text:style-name="P9"><text:tab/>//// Int Results</text:p>
      <text:p text:style-name="P9"><text:tab/>Serial.println("");</text:p>
      <text:p text:style-name="P9"><text:tab/>Serial.print("Int Print: ");</text:p>
      <text:p text:style-name="P9"><text:tab/>Serial.println(endInt - startInt);</text:p>
      <text:p text:style-name="P9"><text:tab/></text:p>
      <text:p text:style-name="P9"><text:tab/>Serial.print("Byte Print: ");</text:p>
      <text:p text:style-name="P9"><text:tab/>Serial.println(endBPrint - startBPrint);</text:p>
      <text:p text:style-name="P9"><text:tab/></text:p>
      <text:p text:style-name="P9"><text:tab/>Serial.print("Byte Write: ");</text:p>
      <text:p text:style-name="P9"><text:tab/>Serial.println(endByte - startByte);</text:p>
      <text:p text:style-name="P9"><text:tab/></text:p>
      <text:p text:style-name="P9"><text:tab/>//// Double Results</text:p>
      <text:p text:style-name="P9"><text:tab/>Serial.println("");</text:p>
      <text:p text:style-name="P9"><text:tab/>Serial.print("Double Print: ");</text:p>
      <text:p text:style-name="P9"><text:tab/>Serial.println(endDoub - startDoub);</text:p>
      <text:p text:style-name="P9"><text:tab/></text:p>
      <text:p text:style-name="P9"><text:tab/>Serial.print("Double-Byte Print: ");</text:p>
      <text:p text:style-name="P9"><text:tab/>Serial.println(endDBPrint - startDBPrint);</text:p>
      <text:p text:style-name="P9"><text:tab/></text:p>
      <text:p text:style-name="P9"><text:tab/>Serial.print("Double-Byte Write: ");</text:p>
      <text:p text:style-name="P9"><text:tab/>Serial.println(endDByte - startDByte);</text:p>
      <text:p text:style-name="P9"><text:tab/></text:p>
      <text:p text:style-name="P9"><text:tab/>// Free up malloc'd resources</text:p>
      <text:p text:style-name="P9"><text:tab/>free(a);</text:p>
      <text:p text:style-name="P9"><text:tab/>free(da);</text:p>
      <text:p text:style-name="P9"><text:tab/>// Ignore dangling pointers. They fall out of scope</text:p>
      <text:p text:style-name="P9">}</text:p>
      <text:p text:style-name="P6"/>
      <text:p text:style-name="P7"><text:span text:style-name="T11">9. </text:span>Extract the library zip into sketchbook/libraries directly.</text:p>
      <text:p text:style-name="P7">The structure is /libraries/&lt;library name&gt;/&lt;library headers and etc&gt;. So if all you have is a .h, mkdir in there.</text:p>
      <text:p text:style-name="P7"/>
      <text:p text:style-name="P7"><text:span text:style-name="T11">10. </text:span><text:span text:style-name="T8">Use Python 3 on the python code when the mote is in the off state. Then immediately turn the mote on (5s timeout). The mote will prompt you for input. If you want to input a file, just pipe it to stdin. But at the end, it's required to have 'quit' then a newline.</text:span></text:p>
      <text:p text:style-name="P7"/>
      <text:p text:style-name="P11">Mote code:</text:p>
      <text:p text:style-name="P9">#include &lt;Streaming.h&gt;</text:p>
      <text:p text:style-name="P9"/>
      <text:p text:style-name="P9">void setup() {</text:p>
      <text:p text:style-name="P9"><text:tab/>Serial.begin(57600);</text:p>
      <text:p text:style-name="P9"><text:tab/>// 10s reset time</text:p>
      <text:p text:style-name="P9"><text:tab/>Serial.setTimeout(1000);</text:p>
      <text:p text:style-name="P9"/>
      <text:p text:style-name="P9"><text:tab/>Serial &lt;&lt; "Welcome to the ASCII-Mote system. Give me a letter, and ill tell you the ASCII value. Type 'quit' to stop." &lt;&lt; endl;</text:p>
      <text:p text:style-name="P9"><text:soft-page-break/>}</text:p>
      <text:p text:style-name="P9"/>
      <text:p text:style-name="P9">int recstatus = 0;</text:p>
      <text:p text:style-name="P9">char receiveBuffer[10];</text:p>
      <text:p text:style-name="P9">void loop() {</text:p>
      <text:p text:style-name="P9"><text:tab/></text:p>
      <text:p text:style-name="P9"><text:tab/>// Get the letter</text:p>
      <text:p text:style-name="P9"><text:tab/>recstatus = Serial.readBytes(receiveBuffer, 1);</text:p>
      <text:p text:style-name="P9"><text:tab/>if (recstatus &gt; 0) {</text:p>
      <text:p text:style-name="P9"><text:tab/><text:tab/>// Print out the numerical value</text:p>
      <text:p text:style-name="P9"><text:tab/><text:tab/>Serial &lt;&lt; (uint8_t) receiveBuffer[0] &lt;&lt; endl;</text:p>
      <text:p text:style-name="P9"><text:tab/>}</text:p>
      <text:p text:style-name="P9">}</text:p>
      <text:p text:style-name="P9"/>
      <text:p text:style-name="P13">Python code:</text:p>
      <text:p text:style-name="P9">#!/usr/bin/env python3</text:p>
      <text:p text:style-name="P9"/>
      <text:p text:style-name="P9">import serial</text:p>
      <text:p text:style-name="P9">import sys</text:p>
      <text:p text:style-name="P9"/>
      <text:p text:style-name="P9">if len(sys.argv) &lt; 2:</text:p>
      <text:p text:style-name="P9"><text:s text:c="4"/>print("Usage: %s &lt;port&gt; [baud]" % sys.argv[0])</text:p>
      <text:p text:style-name="P9"><text:s text:c="4"/>exit(-1)</text:p>
      <text:p text:style-name="P9">if len(sys.argv) &gt; 2:</text:p>
      <text:p text:style-name="P9"><text:s text:c="4"/>baud = int(sys.argv[2])</text:p>
      <text:p text:style-name="P9">else:</text:p>
      <text:p text:style-name="P9"><text:s text:c="4"/>baud = 57600</text:p>
      <text:p text:style-name="P9"/>
      <text:p text:style-name="P9">dev = serial.Serial(sys.argv[1], baud)</text:p>
      <text:p text:style-name="P9">dev.timeout = 5</text:p>
      <text:p text:style-name="P9"/>
      <text:p text:style-name="P9"># Hello Message</text:p>
      <text:p text:style-name="P9">print(dev.read(108).decode('ascii')[:-1])</text:p>
      <text:p text:style-name="P9"/>
      <text:p text:style-name="P9">while True:</text:p>
      <text:p text:style-name="P9"><text:s text:c="4"/>char = input("")</text:p>
      <text:p text:style-name="P9"><text:s text:c="4"/>if char != "quit":</text:p>
      <text:p text:style-name="P9"><text:s text:c="8"/>dev.write(char[0:1].encode('ascii'))</text:p>
      <text:p text:style-name="P9"><text:s text:c="8"/>myStream = b''</text:p>
      <text:p text:style-name="P9"><text:s text:c="8"/>more = True</text:p>
      <text:p text:style-name="P9"><text:s text:c="8"/>while more:</text:p>
      <text:p text:style-name="P9"><text:s text:c="12"/>c = dev.read()</text:p>
      <text:p text:style-name="P9"><text:s text:c="12"/>if c == b'\r':</text:p>
      <text:p text:style-name="P9"><text:s text:c="16"/># End sequence is \r\n</text:p>
      <text:p text:style-name="P9"><text:s text:c="16"/>continue</text:p>
      <text:p text:style-name="P9"><text:s text:c="12"/>elif c == b'\n':</text:p>
      <text:p text:style-name="P9"><text:s text:c="16"/>more = False</text:p>
      <text:p text:style-name="P9"><text:s text:c="12"/>else:</text:p>
      <text:p text:style-name="P9"><text:s text:c="16"/>myStream += c</text:p>
      <text:p text:style-name="P9"><text:s text:c="8"/>print(myStream.decode('ascii'))</text:p>
      <text:p text:style-name="P9"><text:s text:c="4"/>else:</text:p>
      <text:p text:style-name="P9"><text:s text:c="8"/>break</text:p>
      <text:p text:style-name="P9"><text:soft-page-break/></text:p>
      <text:p text:style-name="P9">dev.c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3T11:33:19.118845764</meta:creation-date>
    <dc:date>2014-02-05T02:13:49.252172560</dc:date>
    <meta:editing-duration>PT5H19M38S</meta:editing-duration>
    <meta:editing-cycles>5</meta:editing-cycles>
    <meta:generator>LibreOffice/4.1.4.2$Linux_X86_64 LibreOffice_project/410m0$Build-2</meta:generator>
    <meta:document-statistic meta:table-count="0" meta:image-count="0" meta:object-count="0" meta:page-count="15" meta:paragraph-count="614" meta:word-count="2330" meta:character-count="16712" meta:non-whitespace-character-count="13547"/>
  </office:meta>
</office:document-meta>
</file>